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stroke-dash="Line_20_with_20_Fine_20_Dots" svg:stroke-width="0.051cm" svg:stroke-color="#999999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svg:stroke-color="#999999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Ultrafine_20_2_20_Dots_20_3_20_Dashes" svg:stroke-width="0cm" draw:marker-start-width="0.2cm" draw:marker-end-width="0.2cm" draw:fill="none" draw:fill-color="#ffffff" draw:textarea-vertical-align="middle" fo:padding-top="0.125cm" fo:padding-bottom="0.125cm" fo:padding-left="0.25cm" fo:padding-right="0.25cm"/>
    </style:style>
    <style:style style:name="gr6" style:family="graphic" style:parent-style-name="objectwithoutfill">
      <style:graphic-properties draw:stroke="dash" draw:stroke-dash="Ultrafine_20_2_20_Dots_20_3_20_Dashes" draw:fill="none" draw:fill-color="#ffffff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measure">
      <style:graphic-properties svg:stroke-color="#999999" draw:textarea-vertical-align="middle"/>
    </style:style>
    <style:style style:name="gr9" style:family="graphic" style:parent-style-name="measure" style:list-style-name="L1">
      <style:graphic-properties svg:stroke-color="#729fcf" draw:textarea-vertical-align="middle" draw:line-distance="0.673cm"/>
    </style:style>
    <style:style style:name="gr10" style:family="graphic" style:parent-style-name="measure" style:list-style-name="L1">
      <style:graphic-properties svg:stroke-color="#999999" draw:textarea-vertical-align="middle"/>
    </style:style>
    <style:style style:name="gr11" style:family="graphic" style:parent-style-name="measure" style:list-style-name="L1">
      <style:graphic-properties svg:stroke-color="#729fcf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729fcf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999999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color="#729fcf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fo:color="#999999"/>
    </style:style>
    <style:style style:name="P6" style:family="paragraph">
      <style:text-properties fo:color="#666666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color="#999999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729fc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999999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999999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729fcf"/>
    </style:style>
    <style:style style:name="T5" style:family="text">
      <style:text-properties fo:color="#999999"/>
    </style:style>
    <style:style style:name="T6" style:family="text">
      <style:text-properties fo:color="#729fcf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666666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716cm" svg:height="13.716cm" svg:x="3.642cm" svg:y="7.9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716cm" svg:height="13.716cm" svg:x="3.667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8.89cm" svg:height="8.382cm" svg:x="6.055cm" svg:y="10.65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.931cm" svg:height="8.382cm" svg:x="6.039cm" svg:y="10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5cm" svg:y1="4.309cm" svg:x2="10.5cm" svg:y2="25.391cm">
          <text:p/>
        </draw:line>
        <draw:line draw:style-name="gr6" draw:text-style-name="P1" draw:layer="layout" svg:x1="1.572cm" svg:y1="14.85cm" svg:x2="19.429cm" svg:y2="14.85cm">
          <text:p/>
        </draw:line>
        <draw:frame draw:style-name="gr7" draw:text-style-name="P2" draw:layer="layout" svg:width="4.456cm" svg:height="0.962cm" svg:x="3.821cm" svg:y="9.79cm">
          <draw:text-box>
            <text:p><text:span text:style-name="T1">(</text:span><text:span text:style-name="T2">S</text:span><text:span text:style-name="T1">-S/2,</text:span><text:span text:style-name="T2">S</text:span><text:span text:style-name="T1">-S/2 )</text:span></text:p>
          </draw:text-box>
        </draw:frame>
        <draw:measure draw:style-name="gr8" draw:text-style-name="P3" draw:layer="measurelines" svg:x1="2.413cm" svg:y1="7.985cm" svg:x2="2.413cm" svg:y2="14.843cm">
          <text:p text:style-name="P3"><text:span text:style-name="T3">S</text:span></text:p>
        </draw:measure>
        <draw:frame draw:style-name="gr7" draw:text-style-name="P2" draw:layer="layout" svg:width="4.769cm" svg:height="0.962cm" svg:x="12.681cm" svg:y="18.861cm">
          <draw:text-box>
            <text:p><text:span text:style-name="T4">(</text:span><text:span text:style-name="T5">S</text:span><text:span text:style-name="T4">+S/2,</text:span><text:span text:style-name="T2">S</text:span><text:span text:style-name="T1">+S/2 )</text:span></text:p>
          </draw:text-box>
        </draw:frame>
        <draw:measure draw:style-name="gr9" draw:text-style-name="P4" draw:layer="measurelines" svg:x1="5.937cm" svg:y1="14.843cm" svg:x2="5.953cm" svg:y2="10.652cm">
          <text:p text:style-name="P4"><text:span text:style-name="T6">S/2</text:span></text:p>
        </draw:measure>
        <draw:frame draw:style-name="gr7" draw:text-style-name="P5" draw:layer="layout" svg:width="1.984cm" svg:height="0.962cm" svg:x="2.777cm" svg:y="7.096cm">
          <draw:text-box>
            <text:p text:style-name="P5"><text:span text:style-name="T2">(0,0) </text:span></text:p>
          </draw:text-box>
        </draw:frame>
        <draw:frame draw:style-name="gr7" draw:text-style-name="P6" draw:layer="layout" svg:width="2.657cm" svg:height="0.962cm" svg:x="16.069cm" svg:y="21.628cm">
          <draw:text-box>
            <text:p><text:span text:style-name="T7">(2S,2S)</text:span></text:p>
          </draw:text-box>
        </draw:frame>
        <draw:measure draw:style-name="gr10" draw:text-style-name="P7" draw:layer="layout" svg:x1="3.667cm" svg:y1="23.282cm" svg:x2="10.525cm" svg:y2="23.282cm">
          <text:p text:style-name="P7"><text:span text:style-name="T5">S</text:span></text:p>
        </draw:measure>
        <draw:measure draw:style-name="gr11" draw:text-style-name="P4" draw:layer="measurelines" svg:x1="6.053cm" svg:y1="20.561cm" svg:x2="10.498cm" svg:y2="20.561cm">
          <text:p text:style-name="P4"><text:span text:style-name="T4">S/2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21T22:41:46</meta:creation-date>
    <dc:date>2013-10-22T13:58:21</dc:date>
    <meta:editing-duration>PT1H22M57S</meta:editing-duration>
    <meta:editing-cycles>12</meta:editing-cycles>
    <meta:generator>LibreOffice/4.0.5.2$MacOSX_x86 LibreOffice_project/5464147a081647a250913f19c0715bca595af2f</meta:generator>
    <meta:document-statistic meta:object-count="14"/>
  </office:meta>
</office:document-meta>
</file>